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9488" officeooo:paragraph-rsid="00139488"/>
    </style:style>
    <style:style style:name="P2" style:family="paragraph" style:parent-style-name="Table_20_Contents">
      <style:text-properties officeooo:rsid="00139488" officeooo:paragraph-rsid="00159629"/>
    </style:style>
    <style:style style:name="P3" style:family="paragraph" style:parent-style-name="Table_20_Contents">
      <style:text-properties officeooo:paragraph-rsid="00139488"/>
    </style:style>
    <style:style style:name="P4" style:family="paragraph" style:parent-style-name="Table_20_Contents">
      <style:text-properties fo:font-weight="bold" officeooo:rsid="00139488" officeooo:paragraph-rsid="00139488" style:font-weight-asian="bold" style:font-weight-complex="bold"/>
    </style:style>
    <style:style style:name="P5" style:family="paragraph" style:parent-style-name="Table_20_Contents">
      <style:text-properties officeooo:paragraph-rsid="00159629"/>
    </style:style>
    <style:style style:name="P6" style:family="paragraph" style:parent-style-name="Table_20_Contents">
      <style:text-properties officeooo:rsid="00159629" officeooo:paragraph-rsid="00159629"/>
    </style:style>
    <style:style style:name="P7" style:family="paragraph" style:parent-style-name="Standard">
      <style:text-properties officeooo:paragraph-rsid="00159629"/>
    </style:style>
    <style:style style:name="P8" style:family="paragraph" style:parent-style-name="Standard">
      <style:text-properties officeooo:rsid="00159629" officeooo:paragraph-rsid="00159629"/>
    </style:style>
    <style:style style:name="P9" style:family="paragraph" style:parent-style-name="Standard">
      <style:text-properties officeooo:rsid="00159629" officeooo:paragraph-rsid="00159629"/>
    </style:style>
    <style:style style:name="T1" style:family="text">
      <style:text-properties officeooo:rsid="00139488"/>
    </style:style>
    <style:style style:name="T2" style:family="text">
      <style:text-properties officeooo:rsid="00159629"/>
    </style:style>
    <style:style style:name="T3" style:family="text">
      <style:text-properties officeooo:rsid="00166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ECFD</text:p>
            <text:p text:style-name="P1"/>
          </table:table-cell>
          <table:table-cell table:style-name="Tableau1.A1" office:value-type="string">
            <text:p text:style-name="P4">Grammaire généré<text:span text:style-name="T3">e</text:span></text:p>
          </table:table-cell>
          <table:table-cell table:style-name="Tableau1.C1" office:value-type="string">
            <text:p text:style-name="P4">DotCode</text:p>
          </table:table-cell>
        </table:table-row>
        <table:table-row>
          <table:table-cell table:style-name="Tableau1.A2" office:value-type="string">
            <text:p text:style-name="P1">boite</text:p>
          </table:table-cell>
          <table:table-cell table:style-name="Tableau1.A2" office:value-type="string">
            <text:p text:style-name="Table_20_Contents">element { Boite : b1 { groupeboite(gb1) features(Mi,Mo,F,A) }</text:p>
            <text:p text:style-name="Table_20_Contents"/>
          </table:table-cell>
          <table:table-cell table:style-name="Tableau1.C2" office:value-type="string">
            <text:p text:style-name="Table_20_Contents">"MI MO F A" [shape=box, regular=1, style=filled, fillcolor=white]</text:p>
          </table:table-cell>
        </table:table-row>
        <table:table-row>
          <table:table-cell table:style-name="Tableau1.A2" office:value-type="string">
            <text:p text:style-name="P1">reference</text:p>
          </table:table-cell>
          <table:table-cell table:style-name="Tableau1.A2" office:value-type="string">
            <text:p text:style-name="P2">element { Boite : b4 { superboite(b1) //groupeboite(gb2) </text:p>
            <text:p text:style-name="P2">features(H) }</text:p>
          </table:table-cell>
          <table:table-cell table:style-name="Tableau1.C2" office:value-type="string">
            <text:p text:style-name="P1">"<text:span text:style-name="T2">MI MO F A</text:span>"<text:span text:style-name="T2">(boite b1)</text:span>-&gt; "<text:span text:style-name="T2">H</text:span>"</text:p>
            <text:p text:style-name="P6">[color=randomColor]</text:p>
          </table:table-cell>
        </table:table-row>
        <table:table-row>
          <table:table-cell table:style-name="Tableau1.A2" office:value-type="string">
            <text:p text:style-name="P1">xor</text:p>
          </table:table-cell>
          <table:table-cell table:style-name="Tableau1.A2" office:value-type="string">
            <text:p text:style-name="P5">element { Groupeboite : gb1 { superboite(b1) </text:p>
            <text:p text:style-name="P5">boites(b2,b3) </text:p>
            <text:p text:style-name="P5">exclusive = True }</text:p>
          </table:table-cell>
          <table:table-cell table:style-name="Tableau1.C2" office:value-type="string">
            <text:p text:style-name="P3">"xor1" [shape=box, style =filled, label = "X"] </text:p>
            <text:p text:style-name="P5">"MI MO F A"-&gt; "xor1" [dir=back,<text:span text:style-name="T2">color=randColor]</text:span></text:p>
            <text:p text:style-name="P5">"xor1" -&gt; "CT" [dir=none,<text:span text:style-name="T2">color=randColor]</text:span> "xor1" -&gt; "MRI" [dir=none,<text:span text:style-name="T2">color=randColor]</text:span></text:p>
            <text:p text:style-name="P3"/>
          </table:table-cell>
        </table:table-row>
        <table:table-row>
          <table:table-cell table:style-name="Tableau1.A2" office:value-type="string">
            <text:p text:style-name="P1">or</text:p>
          </table:table-cell>
          <table:table-cell table:style-name="Tableau1.A2" office:value-type="string">
            <text:p text:style-name="P5">element { Groupeboite : gb1 { superboite(b1) </text:p>
            <text:p text:style-name="P5">boites(b2,b3) </text:p>
            <text:p text:style-name="P5">exclusive = <text:span text:style-name="T1">False </text:span>}</text:p>
          </table:table-cell>
          <table:table-cell table:style-name="Tableau1.C2" office:value-type="string">
            <text:p text:style-name="P3">"or1" [shape=box, style =filled, <text:span text:style-name="T1">fillcolor=black</text:span>] </text:p>
            <text:p text:style-name="P3">"MI MO F A"-&gt; "xor1" [dir=back] </text:p>
            <text:p text:style-name="P3">"or1" -&gt; "CT" [dir=none] </text:p>
            <text:p text:style-name="P3">"or1" -&gt; "MRI" [dir=none]</text:p>
            <text:p text:style-name="P3"/>
          </table:table-cell>
        </table:table-row>
        <table:table-row>
          <table:table-cell table:style-name="Tableau1.A2" office:value-type="string">
            <text:p text:style-name="P1">mutex</text:p>
          </table:table-cell>
          <table:table-cell table:style-name="Tableau1.A2" office:value-type="string">
            <text:p text:style-name="P1">MutexCode ?</text:p>
          </table:table-cell>
          <table:table-cell table:style-name="Tableau1.C2" office:value-type="string">
            <text:p text:style-name="P3">"mutex1" [shape= box, label="X"] </text:p>
            <text:p text:style-name="P3">"CT" -&gt; "mutex1" </text:p>
            <text:p text:style-name="P3">"mutex1"-&gt;"MRI"</text:p>
            <text:p text:style-name="P3"/>
          </table:table-cell>
        </table:table-row>
      </table:table>
      <text:p text:style-name="P7"><text:s/><text:span text:style-name="T2">A noter :</text:span></text:p>
      <text:p text:style-name="P8">-boite b1 =  "MI MO F A "</text:p>
      <text:p text:style-name="P8">-boite b2 = " CT "</text:p>
      <text:p text:style-name="P8">-boite b3 = "MRI"</text:p>
      <text:p text:style-name="P8">dans nos exemples,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9:19:13.572749690</meta:creation-date>
    <dc:date>2017-03-01T15:33:57.169352584</dc:date>
    <meta:editing-duration>PT11M58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1" meta:paragraph-count="37" meta:word-count="141" meta:character-count="924" meta:non-whitespace-character-count="805"/>
  </office:meta>
</office:document-meta>
</file>